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9c3a7" officeooo:paragraph-rsid="0009c3a7"/>
    </style:style>
    <style:style style:name="P2" style:family="paragraph" style:parent-style-name="Heading_20_1">
      <style:paragraph-properties fo:break-before="page"/>
      <style:text-properties officeooo:rsid="000d6162" officeooo:paragraph-rsid="000d6162"/>
    </style:style>
    <style:style style:name="P3" style:family="paragraph" style:parent-style-name="Heading_20_1" style:list-style-name="">
      <style:text-properties officeooo:rsid="000d6162" officeooo:paragraph-rsid="000d6162"/>
    </style:style>
    <style:style style:name="P4" style:family="paragraph" style:parent-style-name="Text_20_body">
      <style:text-properties officeooo:rsid="00070857" officeooo:paragraph-rsid="00070857"/>
    </style:style>
    <style:style style:name="P5" style:family="paragraph" style:parent-style-name="Text_20_body" style:list-style-name="L1">
      <style:text-properties officeooo:rsid="00070857" officeooo:paragraph-rsid="00070857"/>
    </style:style>
    <style:style style:name="P6" style:family="paragraph" style:parent-style-name="Text_20_body" style:list-style-name="L1">
      <style:text-properties fo:font-weight="bold" officeooo:rsid="00070857" officeooo:paragraph-rsid="00070857" style:font-weight-asian="bold" style:font-weight-complex="bold"/>
    </style:style>
    <style:style style:name="P7" style:family="paragraph" style:parent-style-name="Text_20_body" style:list-style-name="L2">
      <style:text-properties fo:font-weight="bold" officeooo:rsid="0008d5bc" officeooo:paragraph-rsid="0008d5bc" style:font-weight-asian="bold" style:font-weight-complex="bold"/>
    </style:style>
    <style:style style:name="P8" style:family="paragraph" style:parent-style-name="Text_20_body" style:list-style-name="L2">
      <style:text-properties fo:font-weight="bold" officeooo:rsid="0008d5bc" officeooo:paragraph-rsid="000eeed7" style:font-weight-asian="bold" style:font-weight-complex="bold"/>
    </style:style>
    <style:style style:name="P9" style:family="paragraph" style:parent-style-name="Text_20_body" style:list-style-name="L2">
      <style:text-properties fo:font-weight="bold" officeooo:rsid="0008d5bc" officeooo:paragraph-rsid="0017c860" style:font-weight-asian="bold" style:font-weight-complex="bold"/>
    </style:style>
    <style:style style:name="P10" style:family="paragraph" style:parent-style-name="Text_20_body" style:list-style-name="L3">
      <style:text-properties fo:font-weight="bold" officeooo:rsid="0008d5bc" officeooo:paragraph-rsid="000a82c3" style:font-weight-asian="bold" style:font-weight-complex="bold"/>
    </style:style>
    <style:style style:name="P11" style:family="paragraph" style:parent-style-name="Text_20_body" style:list-style-name="L3">
      <style:text-properties fo:font-weight="bold" officeooo:rsid="000a82c3" officeooo:paragraph-rsid="000a82c3" style:font-weight-asian="bold" style:font-weight-complex="bold"/>
    </style:style>
    <style:style style:name="P12" style:family="paragraph" style:parent-style-name="Text_20_body" style:list-style-name="L3">
      <style:text-properties fo:font-weight="bold" officeooo:rsid="000a82c3" officeooo:paragraph-rsid="000ada61" style:font-weight-asian="bold" style:font-weight-complex="bold"/>
    </style:style>
    <style:style style:name="P13" style:family="paragraph" style:parent-style-name="Text_20_body" style:list-style-name="L3">
      <style:text-properties fo:font-weight="bold" officeooo:rsid="000a82c3" officeooo:paragraph-rsid="000bd7f0" style:font-weight-asian="bold" style:font-weight-complex="bold"/>
    </style:style>
    <style:style style:name="P14" style:family="paragraph" style:parent-style-name="Text_20_body" style:list-style-name="L2">
      <style:text-properties fo:font-weight="bold" officeooo:rsid="000fd2cd" officeooo:paragraph-rsid="000fd2cd" style:font-weight-asian="bold" style:font-weight-complex="bold"/>
    </style:style>
    <style:style style:name="P15" style:family="paragraph" style:parent-style-name="Text_20_body" style:list-style-name="L2">
      <style:text-properties fo:font-weight="bold" officeooo:rsid="000fd2cd" officeooo:paragraph-rsid="0019b800" style:font-weight-asian="bold" style:font-weight-complex="bold"/>
    </style:style>
    <style:style style:name="P16" style:family="paragraph" style:parent-style-name="Text_20_body" style:list-style-name="L2">
      <style:text-properties fo:font-weight="bold" officeooo:rsid="0010ad4d" officeooo:paragraph-rsid="00127d53" style:font-weight-asian="bold" style:font-weight-complex="bold"/>
    </style:style>
    <style:style style:name="P17" style:family="paragraph" style:parent-style-name="Text_20_body" style:list-style-name="L2">
      <style:text-properties fo:font-weight="bold" officeooo:rsid="0012b7ce" officeooo:paragraph-rsid="0012b7ce" style:font-weight-asian="bold" style:font-weight-complex="bold"/>
    </style:style>
    <style:style style:name="P18" style:family="paragraph" style:parent-style-name="Text_20_body" style:list-style-name="L2">
      <style:text-properties fo:font-weight="bold" officeooo:rsid="0019b800" officeooo:paragraph-rsid="0019b800" style:font-weight-asian="bold" style:font-weight-complex="bold"/>
    </style:style>
    <style:style style:name="P19" style:family="paragraph" style:parent-style-name="Text_20_body" style:list-style-name="L1">
      <style:text-properties officeooo:paragraph-rsid="00070857"/>
    </style:style>
    <style:style style:name="P20" style:family="paragraph" style:parent-style-name="Text_20_body">
      <style:text-properties officeooo:rsid="00085dc1" officeooo:paragraph-rsid="00085dc1"/>
    </style:style>
    <style:style style:name="P21" style:family="paragraph" style:parent-style-name="Text_20_body">
      <style:text-properties officeooo:rsid="0009c3a7" officeooo:paragraph-rsid="000a82c3"/>
    </style:style>
    <style:style style:name="P22" style:family="paragraph" style:parent-style-name="Text_20_body">
      <style:text-properties officeooo:rsid="000d6162" officeooo:paragraph-rsid="000d6162"/>
    </style:style>
    <style:style style:name="P23" style:family="paragraph" style:parent-style-name="Text_20_body">
      <style:text-properties officeooo:rsid="000d6162" officeooo:paragraph-rsid="00162c78"/>
    </style:style>
    <style:style style:name="P24" style:family="paragraph" style:parent-style-name="Text_20_body" style:list-style-name="L4">
      <style:text-properties officeooo:paragraph-rsid="000eeed7"/>
    </style:style>
    <style:style style:name="T1" style:family="text">
      <style:text-properties officeooo:rsid="000708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0857" style:font-weight-asian="bold" style:font-weight-complex="bold"/>
    </style:style>
    <style:style style:name="T4" style:family="text">
      <style:text-properties fo:font-weight="bold" officeooo:rsid="0008d5b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0857" style:font-weight-asian="normal" style:font-weight-complex="normal"/>
    </style:style>
    <style:style style:name="T7" style:family="text">
      <style:text-properties fo:font-weight="normal" officeooo:rsid="000ada61" style:font-weight-asian="normal" style:font-weight-complex="normal"/>
    </style:style>
    <style:style style:name="T8" style:family="text">
      <style:text-properties fo:font-weight="normal" officeooo:rsid="000bd7f0" style:font-weight-asian="normal" style:font-weight-complex="normal"/>
    </style:style>
    <style:style style:name="T9" style:family="text">
      <style:text-properties fo:font-weight="normal" officeooo:rsid="0008d5bc" style:font-weight-asian="normal" style:font-weight-complex="normal"/>
    </style:style>
    <style:style style:name="T10" style:family="text">
      <style:text-properties fo:font-weight="normal" officeooo:rsid="000fd2cd" style:font-weight-asian="normal" style:font-weight-complex="normal"/>
    </style:style>
    <style:style style:name="T11" style:family="text">
      <style:text-properties fo:font-weight="normal" officeooo:rsid="0017c860" style:font-weight-asian="normal" style:font-weight-complex="normal"/>
    </style:style>
    <style:style style:name="T12" style:family="text">
      <style:text-properties fo:font-weight="normal" officeooo:rsid="0019b800" style:font-weight-asian="normal" style:font-weight-complex="normal"/>
    </style:style>
    <style:style style:name="T13" style:family="text">
      <style:text-properties officeooo:rsid="00085dc1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070857" style:font-style-asian="italic" style:font-weight-asian="normal" style:font-style-complex="italic" style:font-weight-complex="normal"/>
    </style:style>
    <style:style style:name="T16" style:family="text">
      <style:text-properties officeooo:rsid="000ada61"/>
    </style:style>
    <style:style style:name="T17" style:family="text">
      <style:text-properties officeooo:rsid="000bd7f0"/>
    </style:style>
    <style:style style:name="T18" style:family="text">
      <style:text-properties officeooo:rsid="00162c78"/>
    </style:style>
    <style:style style:name="T19" style:family="text">
      <style:text-properties officeooo:rsid="0017c860"/>
    </style:style>
    <style:style style:name="T20" style:family="text">
      <style:text-properties officeooo:rsid="001a0dbe"/>
    </style:style>
    <style:style style:name="T21" style:family="text">
      <style:text-properties officeooo:rsid="001c8dd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Controle de Contratos</text:p>
      <text:p text:style-name="Text_20_body"><text:tab/><text:span text:style-name="T20">Rotina necessária para controlar os serviços executados associado a um contrato. Esta rotina visa controlar aspectos de execução, faturamento, reajuste e eventuais bloqueios associados ao contrato.</text:span></text:p>
      <text:p text:style-name="Text_20_body"><text:tab/><text:span text:style-name="T20">A ideia básica é manter um contrato vigente por cliente. Durante a vigência do contrato toda movimentação financeira e produtiva será associada a </text:span><text:span text:style-name="T21">esse </text:span><text:span text:style-name="T20">contrato. O contrato determinará quando e como ocorrerá o faturamento, os valores faturados e os bloqueios por eventuais quebras contratuais.</text:span></text:p>
      <text:p text:style-name="Text_20_body"><text:tab/><text:span text:style-name="T20">Haverá uma visão financeira e produtiva associada a cada contrato bem como gráficos que mostrarão a evolução do contrato no que tange volumes executados e a executar.</text:span></text:p>
      <text:p text:style-name="Text_20_body"><text:tab/><text:span text:style-name="T20">Para atingir o objetivo serão necessárias algumas entidades para armazenar os dados. As entidades e suas funções estão descritas a seguir.</text:span></text:p>
      <text:h text:style-name="Heading_20_1" text:outline-level="1">Identificação de <text:span text:style-name="T1">C</text:span>ontrato<text:span text:style-name="T1">s</text:span></text:h>
      <text:p text:style-name="P4"><text:tab/>Entidade criada no sistema para identificar determinado contrato. Essa entidade se destina ao controle dos parâmetros do contrato e seu tempo de vida. Será composta pelos atributos:</text:p>
      <text:list text:style-name="L1">
        <text:list-item>
          <text:p text:style-name="P19"><text:span text:style-name="T3">Cliente</text:span><text:span text:style-name="T1"> – código do cliente dono do contrato que será responsável pelos pagamentos dos serviços executados no contrato</text:span></text:p>
        </text:list-item>
        <text:list-item>
          <text:p text:style-name="P19"><text:span text:style-name="T3">Contrato</text:span><text:span text:style-name="T6"> – número que identifica o contrato. Pode ser composto por números e letras</text:span></text:p>
        </text:list-item>
        <text:list-item>
          <text:p text:style-name="P19"><text:span text:style-name="T3">Status</text:span><text:span text:style-name="T6"> – Status do contrato. O contrato pode estar nas seguintes situações:</text:span></text:p>
          <text:list>
            <text:list-item>
              <text:p text:style-name="P19"><text:span text:style-name="T15">Digitação</text:span><text:span text:style-name="T6"> – etapa de registro dos parâmetros do contrato como valores, quantidades e condições. Nesta etapa dos sistemas produtivos do laboratório ignoram o contrato.</text:span></text:p>
            </text:list-item>
            <text:list-item>
              <text:p text:style-name="P19"><text:span text:style-name="T15">Vigente</text:span><text:span text:style-name="T6"> – etapa em que o contrato está ativo. Nesta etapa o sistema associa toda produção e cobrança a este contrato. Exemplo: o recebimento de amostras as associa automaticamente ao contrato; a emissão do laudo o associa automaticamente ao contrato.</text:span></text:p>
            </text:list-item>
            <text:list-item>
              <text:p text:style-name="P19"><text:span text:style-name="T15">Encerrado</text:span><text:span text:style-name="T6"> – etapa em que o contrato fica inativo, servindo somente como histórico.</text:span></text:p>
            </text:list-item>
          </text:list>
        </text:list-item>
        <text:list-item>
          <text:p text:style-name="P5"><text:span text:style-name="T2">Início</text:span><text:span text:style-name="T5"> – data de início de vigência do contrato.</text:span></text:p>
        </text:list-item>
        <text:list-item>
          <text:p text:style-name="P5"><text:span text:style-name="T2">Término</text:span><text:span text:style-name="T5"> – data de término de vigência do contrato.</text:span></text:p>
        </text:list-item>
        <text:list-item>
          <text:p text:style-name="P6">Emissão<text:span text:style-name="T5"> – data de registro do contrato no sistema da Lorencini.</text:span></text:p>
        </text:list-item>
        <text:list-item>
          <text:p text:style-name="P6">Valor<text:span text:style-name="T5"> – valor estimado do contrato no período de vigência.</text:span></text:p>
        </text:list-item>
        <text:list-item>
          <text:p text:style-name="P6">Valor Coleta<text:span text:style-name="T5"> – valor cobrado do cliente a título de despesas de deslocamento, estadia, mão de obra entre outras.</text:span></text:p>
        </text:list-item>
        <text:list-item>
          <text:p text:style-name="P6">E-mail<text:span text:style-name="T5"> – e-mail para comunicação de eventos relacionado ao contrato.</text:span></text:p>
        </text:list-item>
      </text:list>
      <text:h text:style-name="P1" text:outline-level="1"><text:soft-page-break/>Contatos</text:h>
      <text:p text:style-name="P21"><text:tab/>Entidade criada para registrar os contatos vinculados ao contrato. Os contatos devem estar associados ao cliente do contrato para que sejam associados ao contrato. <text:span text:style-name="T13">Essa entidade será composta pelos atributos:</text:span></text:p>
      <text:list text:style-name="L3">
        <text:list-item>
          <text:p text:style-name="P10">Cliente<text:span text:style-name="T5"> – identificação do cliente.</text:span></text:p>
        </text:list-item>
        <text:list-item>
          <text:p text:style-name="P10">Contrato<text:span text:style-name="T5"> – identificação do contrato.</text:span></text:p>
        </text:list-item>
        <text:list-item>
          <text:p text:style-name="P11">Contato<text:span text:style-name="T5"> – identificação do contato.</text:span></text:p>
        </text:list-item>
        <text:list-item>
          <text:p text:style-name="P11">Status<text:span text:style-name="T5"> – identificação da situação do contato neste contrato. Pode assumir os valores:</text:span></text:p>
          <text:list>
            <text:list-item>
              <text:p text:style-name="P11"><text:span text:style-name="T14">Ativo</text:span><text:span text:style-name="T5"> – receberá comunicações do contrato;</text:span></text:p>
            </text:list-item>
            <text:list-item>
              <text:p text:style-name="P11"><text:span text:style-name="T14">Inativo</text:span><text:span text:style-name="T5"> – não receberá comunicações do contrato;</text:span></text:p>
            </text:list-item>
          </text:list>
        </text:list-item>
        <text:list-item>
          <text:p text:style-name="P11">Contato Técnico<text:span text:style-name="T5"> – informa ao sistema que o contato deve receber informações técnicas sobre o contrato, a exemplo, notificações de laudos emitidos.</text:span></text:p>
        </text:list-item>
        <text:list-item>
          <text:p text:style-name="P11">Contato Financeiro<text:span text:style-name="T5"> – informa ao sistema que o contato deve receber informações financeiras sobre o contrato, a exemplo, notificações sobre notas fiscais emitidas e notificações sobre cobrança.</text:span></text:p>
        </text:list-item>
        <text:list-item>
          <text:p text:style-name="P12">Contato <text:span text:style-name="T16">Comercial</text:span><text:span text:style-name="T5"> – informa ao sistema que o contato deve receber informações </text:span><text:span text:style-name="T7">comerciais</text:span><text:span text:style-name="T5"> sobre o contrato, a exemplo, notificações sobre </text:span><text:span text:style-name="T7">reajuste.</text:span></text:p>
        </text:list-item>
        <text:list-item>
          <text:p text:style-name="P13"><text:span text:style-name="T16">Contato </text:span><text:span text:style-name="T17">Responsável</text:span><text:span text:style-name="T7"> – informa ao sistema que o contato deve receber </text:span><text:span text:style-name="T8">toas as notificações</text:span><text:span text:style-name="T7"> sobre o contrato.</text:span></text:p>
        </text:list-item>
      </text:list>
      <text:h text:style-name="Heading_20_1" text:outline-level="1">Serviços do Contrato</text:h>
      <text:p text:style-name="P20"><text:tab/>Entidade criada para registrar os serviços que serão executados ao longo do contrato. Essa entidade será composta pelos atributos:</text:p>
      <text:list xml:id="list1677702404" text:style-name="L2">
        <text:list-item>
          <text:p text:style-name="P7">Cliente<text:span text:style-name="T5"> – identificação do cliente.</text:span></text:p>
        </text:list-item>
        <text:list-item>
          <text:p text:style-name="P7">Contrato<text:span text:style-name="T5"> – identificação do contrato.</text:span></text:p>
        </text:list-item>
        <text:list-item>
          <text:p text:style-name="P7">Serviço<text:span text:style-name="T5"> – código do serviço que será executado.</text:span></text:p>
        </text:list-item>
        <text:list-item>
          <text:p text:style-name="P7">Quantidade<text:span text:style-name="T5"> – quantidade que será executada durante a vigência do contrato</text:span></text:p>
        </text:list-item>
        <text:list-item>
          <text:p text:style-name="P7">Saldo<text:span text:style-name="T5"> – quantidade em aberto a ser executada. No início do contrato é igual à quantidade inicial.</text:span></text:p>
        </text:list-item>
        <text:list-item>
          <text:p text:style-name="P7">Unitário<text:span text:style-name="T5"> – preço unitário cobrado pelo serviço. Esse preço pode variar durante o período de vigência do contrato pelos reajustes anuais.</text:span></text:p>
        </text:list-item>
      </text:list>
      <text:h text:style-name="P3" text:outline-level="1"/>
      <text:h text:style-name="P2" text:outline-level="1">Controle de Reajustes</text:h>
      <text:p text:style-name="P22"><text:tab/>Entidade <text:span text:style-name="T13">criada para registrar </text:span>os reajustes de preços<text:span text:style-name="T13"> </text:span>aplicados ao <text:span text:style-name="T13">contrato </text:span>ao longo de sua vigência<text:span text:style-name="T13">. Essa entidade será composta pelos atributos:</text:span></text:p>
      <text:list text:style-name="L4">
        <text:list-item>
          <text:p text:style-name="P24"><text:span text:style-name="T4">Cliente</text:span><text:span text:style-name="T9"> – identificação do cliente.</text:span></text:p>
        </text:list-item>
      </text:list>
      <text:list xml:id="list160506796162975" text:continue-list="list1677702404" text:style-name="L2">
        <text:list-item>
          <text:p text:style-name="P8">Contrato<text:span text:style-name="T5"> – identificação do contrato.</text:span></text:p>
        </text:list-item>
        <text:list-item>
          <text:p text:style-name="P14">Vigência<text:span text:style-name="T5"> – data de início de vigência do reajuste.</text:span></text:p>
        </text:list-item>
        <text:list-item>
          <text:p text:style-name="P16">Emissão<text:span text:style-name="T5"> </text:span><text:span text:style-name="T10">–</text:span><text:span text:style-name="T5"> data e hora de criação do reajuste.</text:span></text:p>
        </text:list-item>
        <text:list-item>
          <text:p text:style-name="P17">Reajuste<text:span text:style-name="T5"> </text:span><text:span text:style-name="T10">– </text:span><text:span text:style-name="T5">percentual de reajuste aplicado ao contrato.</text:span></text:p>
        </text:list-item>
      </text:list>
      <text:h text:style-name="Heading_20_1" text:outline-level="1">Controle de Reajustes – Histórico</text:h>
      <text:p text:style-name="P23"><text:tab/>Entidade <text:span text:style-name="T13">criada para registrar </text:span>os reajustes de preços<text:span text:style-name="T13"> </text:span><text:span text:style-name="T18">por serviço, </text:span>aplicados ao <text:span text:style-name="T13">contrato </text:span>ao longo de sua vigência<text:span text:style-name="T13">. Essa entidade será composta pelos atributos:</text:span></text:p>
      <text:list xml:id="list160507426407344" text:continue-numbering="true" text:style-name="L2">
        <text:list-item>
          <text:p text:style-name="P9">Cliente<text:span text:style-name="T5"> – identificação do cliente.</text:span></text:p>
        </text:list-item>
        <text:list-item>
          <text:p text:style-name="P9">Contrato<text:span text:style-name="T5"> – identificação do contrato.</text:span></text:p>
        </text:list-item>
        <text:list-item>
          <text:p text:style-name="P9">Serviço<text:span text:style-name="T5"> – código do serviço que </text:span><text:span text:style-name="T11">sofreu o reajuste.</text:span></text:p>
        </text:list-item>
        <text:list-item>
          <text:p text:style-name="P15"><text:span text:style-name="T19">Vigência</text:span><text:span text:style-name="T11"> – data de início de vigência do </text:span><text:span text:style-name="T12">novo valor unitário</text:span><text:span text:style-name="T11">.</text:span></text:p>
        </text:list-item>
        <text:list-item>
          <text:p text:style-name="P18"><text:span text:style-name="T19">U</text:span>nitário Anterior<text:span text:style-name="T5"> – valor unitário do serviço praticado antes do reajuste.</text:span></text:p>
        </text:list-item>
        <text:list-item>
          <text:p text:style-name="P18">Unitário Reajustado<text:span text:style-name="T5"> – valor unitário do serviço praticado após o reajus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5:17:54.559000000</meta:creation-date>
    <dc:date>2022-10-11T16:04:52.621000000</dc:date>
    <meta:editing-duration>PT46M50S</meta:editing-duration>
    <meta:editing-cycles>21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54" meta:word-count="729" meta:character-count="4818" meta:non-whitespace-character-count="4133"/>
  </office:meta>
</office:document-meta>
</file>